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none" fo:border-top="none" fo:border-bottom="0.05pt solid #000000"/>
    </style:style>
    <style:style style:name="Tabella1.B16" style:family="table-cell">
      <style:table-cell-properties fo:padding="0.097cm" fo:border-left="0.05pt solid #000000" fo:border-right="none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B17" style:family="table-cell">
      <style:table-cell-properties fo:padding="0.097cm" fo:border-left="0.05pt solid #000000" fo:border-right="none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0.05pt solid #000000" fo:border-right="none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none" fo:border-top="none" fo:border-bottom="0.05pt solid #000000"/>
    </style:style>
    <style:style style:name="Tabella1.B19" style:family="table-cell">
      <style:table-cell-properties fo:padding="0.097cm" fo:border-left="0.05pt solid #000000" fo:border-right="none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97cm" fo:border-left="0.05pt solid #000000" fo:border-right="none" fo:border-top="none" fo:border-bottom="0.05pt solid #000000"/>
    </style:style>
    <style:style style:name="Tabella1.B20" style:family="table-cell">
      <style:table-cell-properties fo:padding="0.097cm" fo:border-left="0.05pt solid #000000" fo:border-right="none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a37a" officeooo:paragraph-rsid="0004a37a"/>
    </style:style>
    <style:style style:name="P2" style:family="paragraph" style:parent-style-name="Table_20_Contents">
      <style:text-properties officeooo:rsid="0005937a" officeooo:paragraph-rsid="0005937a"/>
    </style:style>
    <style:style style:name="P3" style:family="paragraph" style:parent-style-name="Table_20_Contents">
      <style:text-properties officeooo:rsid="0006df75" officeooo:paragraph-rsid="0006df75"/>
    </style:style>
    <style:style style:name="P4" style:family="paragraph" style:parent-style-name="Table_20_Contents">
      <style:text-properties officeooo:rsid="0006df75" officeooo:paragraph-rsid="00073974"/>
    </style:style>
    <style:style style:name="T1" style:family="text">
      <style:text-properties officeooo:rsid="0005937a"/>
    </style:style>
    <style:style style:name="T2" style:family="text">
      <style:text-properties officeooo:rsid="000739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Gestione iscritti e dati personali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VisualizzaDatoIscrizioneButton</text:text-input></text:p>
          </table:table-cell>
          <table:table-cell table:style-name="Tabella1.B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2" office:value-type="string">
            <text:p text:style-name="Table_20_Contents"><text:text-input text:description="">Pulsante che consente di controllare lo stato dell'iscrizione effettuata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VisualizzaPropriDatiButton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Pulsante che consente di visualizzare i propri dati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VisualizzaDatiFiglioButton</text:text-input></text:p>
          </table:table-cell>
          <table:table-cell table:style-name="Tabella1.B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4" office:value-type="string">
            <text:p text:style-name="Table_20_Contents"><text:text-input text:description="">Pulsante che permette di visionare i dati relativi al proprio figlio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IscrizioneAltraUtenzaForm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Form per l'iscrizione di altri utenti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IscrizioneComuneFiscianoForm</text:text-input></text:p>
          </table:table-cell>
          <table:table-cell table:style-name="Tabella1.B6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6" office:value-type="string">
            <text:p text:style-name="Table_20_Contents"><text:text-input text:description="">Form per l'iscrizione di utenti residenti a Fisciano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IscrizionePersonaleStudentescoForm</text:text-input></text:p>
          </table:table-cell>
          <table:table-cell table:style-name="Tabella1.B7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7" office:value-type="string">
            <text:p text:style-name="Table_20_Contents"><text:text-input text:description="">Form per l'iscrizione di utenti che fanno parte del personale scolastico dell'Università </text:text-input></text:p>
          </table:table-cell>
        </table:table-row>
        <table:table-row>
          <table:table-cell table:style-name="Tabella1.A8" office:value-type="string">
            <text:p text:style-name="Table_20_Contents"><text:text-input text:description="">InviaDomandaButton</text:text-input></text:p>
          </table:table-cell>
          <table:table-cell table:style-name="Tabella1.B8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8" office:value-type="string">
            <text:p text:style-name="Table_20_Contents"><text:text-input text:description="">Pulsante che permette di inviare la domanda di iscrizione</text:text-input></text:p>
          </table:table-cell>
        </table:table-row>
        <table:table-row>
          <table:table-cell table:style-name="Tabella1.A9" office:value-type="string">
            <text:p text:style-name="Table_20_Contents"><text:text-input text:description="">SelezionaIScrittoButton</text:text-input></text:p>
          </table:table-cell>
          <table:table-cell table:style-name="Tabella1.B9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9" office:value-type="string">
            <text:p text:style-name="Table_20_Contents"><text:text-input text:description="">Pulsante che permette di selezionare un iscritto</text:text-input></text:p>
          </table:table-cell>
        </table:table-row>
        <table:table-row>
          <table:table-cell table:style-name="Tabella1.A10" office:value-type="string">
            <text:p text:style-name="Table_20_Contents"><text:text-input text:description="">ConfermaAccettazioneButton</text:text-input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0" office:value-type="string">
            <text:p text:style-name="Table_20_Contents"><text:text-input text:description="">Pulsante che consente di accettare una domanda d'iscrizione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CompilazioneIscrizioneForm</text:text-input></text:p>
          </table:table-cell>
          <table:table-cell table:style-name="Tabella1.B11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1" office:value-type="string">
            <text:p text:style-name="Table_20_Contents"><text:text-input text:description="">Form con i campi necessari all'iscrizione</text:text-input></text:p>
          </table:table-cell>
        </table:table-row>
        <table:table-row>
          <table:table-cell table:style-name="Tabella1.A12" office:value-type="string">
            <text:p text:style-name="Table_20_Contents"><text:text-input text:description="">RegistrazioneButton</text:text-input></text:p>
          </table:table-cell>
          <table:table-cell table:style-name="Tabella1.B1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2" office:value-type="string">
            <text:p text:style-name="Table_20_Contents"><text:text-input text:description="">Pulsante per confermare la registrazione</text:text-input></text:p>
          </table:table-cell>
        </table:table-row>
        <table:table-row>
          <table:table-cell table:style-name="Tabella1.A13" office:value-type="string">
            <text:p text:style-name="Table_20_Contents"><text:text-input text:description="">GestioneIscrizioniEDatiControl</text:text-input></text:p>
          </table:table-cell>
          <table:table-cell table:style-name="Tabella1.B13" office:value-type="string">
            <text:p text:style-name="Table_20_Contents"><text:text-input text:description="">Control</text:text-input></text:p>
          </table:table-cell>
          <table:table-cell table:style-name="Tabella1.C13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</table:table-row>
        <table:table-row>
          <table:table-cell table:style-name="Tabella1.A14" office:value-type="string">
            <text:p text:style-name="P1">LoginForm</text:p>
          </table:table-cell>
          <table:table-cell table:style-name="Tabella1.B14" office:value-type="string">
            <text:p text:style-name="P1">Boundary</text:p>
          </table:table-cell>
          <table:table-cell table:style-name="Tabella1.C14" office:value-type="string">
            <text:p text:style-name="P1">Form che permette il login al sistema</text:p>
          </table:table-cell>
        </table:table-row>
        <table:table-row>
          <table:table-cell table:style-name="Tabella1.A15" office:value-type="string">
            <text:p text:style-name="P1">LoginControl</text:p>
          </table:table-cell>
          <table:table-cell table:style-name="Tabella1.B15" office:value-type="string">
            <text:p text:style-name="P1">Control</text:p>
          </table:table-cell>
          <table:table-cell table:style-name="Tabella1.C15" office:value-type="string">
            <text:p text:style-name="P1">Control per il login</text:p>
          </table:table-cell>
        </table:table-row>
        <table:table-row>
          <table:table-cell table:style-name="Tabella1.A16" office:value-type="string">
            <text:p text:style-name="P1">Login<text:span text:style-name="T1">Button</text:span></text:p>
          </table:table-cell>
          <table:table-cell table:style-name="Tabella1.B16" office:value-type="string">
            <text:p text:style-name="P2">Boundary</text:p>
          </table:table-cell>
          <table:table-cell table:style-name="Tabella1.C16" office:value-type="string">
            <text:p text:style-name="P2">Pulsante che permette il login al sistema</text:p>
          </table:table-cell>
        </table:table-row>
        <table:table-row>
          <table:table-cell table:style-name="Tabella1.A17" office:value-type="string">
            <text:p text:style-name="P3">Iscrizione</text:p>
          </table:table-cell>
          <table:table-cell table:style-name="Tabella1.B17" office:value-type="string">
            <text:p text:style-name="P3">Entity</text:p>
          </table:table-cell>
          <table:table-cell table:style-name="Tabella1.C17" office:value-type="string">
            <text:p text:style-name="P3">Entità iscrizione</text:p>
          </table:table-cell>
        </table:table-row>
        <table:table-row>
          <table:table-cell table:style-name="Tabella1.A18" office:value-type="string">
            <text:p text:style-name="P3"><text:span text:style-name="T2">InserisciPunteggioForm</text:span></text:p>
          </table:table-cell>
          <table:table-cell table:style-name="Tabella1.B18" office:value-type="string">
            <text:p text:style-name="P4"><text:span text:style-name="T2">Boundary</text:span></text:p>
          </table:table-cell>
          <table:table-cell table:style-name="Tabella1.C18" office:value-type="string">
            <text:p text:style-name="P4"><text:span text:style-name="T2">Form per l'inserimento del punteggio</text:span></text:p>
          </table:table-cell>
        </table:table-row>
        <table:table-row>
          <table:table-cell table:style-name="Tabella1.A19" office:value-type="string">
            <text:p text:style-name="P3"><text:span text:style-name="T2">AssegnaPunteggioButton</text:span></text:p>
          </table:table-cell>
          <table:table-cell table:style-name="Tabella1.B19" office:value-type="string">
            <text:p text:style-name="P4"><text:span text:style-name="T2">Boundary</text:span></text:p>
          </table:table-cell>
          <table:table-cell table:style-name="Tabella1.C19" office:value-type="string">
            <text:p text:style-name="P4"><text:span text:style-name="T2">Pulsante per assegnazione del punteggio</text:span></text:p>
          </table:table-cell>
        </table:table-row>
        <table:table-row>
          <table:table-cell table:style-name="Tabella1.A20" office:value-type="string">
            <text:p text:style-name="P3"><text:span text:style-name="T2">ConfermaPunteggioButton</text:span></text:p>
          </table:table-cell>
          <table:table-cell table:style-name="Tabella1.B20" office:value-type="string">
            <text:p text:style-name="P4"><text:span text:style-name="T2">Boundary</text:span></text:p>
          </table:table-cell>
          <table:table-cell table:style-name="Tabella1.C20" office:value-type="string">
            <text:p text:style-name="P4"><text:span text:style-name="T2">Pulsante per la conferma del punteggio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02:00:13.68</meta:creation-date>
    <meta:editing-duration>P0D</meta:editing-duration>
    <meta:editing-cycles>7</meta:editing-cycles>
    <meta:generator>LibreOffice/3.6$MacOSX_x86 LibreOffice_project/da8c1e6-fd468f4-454e206-f42a4a9-143cfd</meta:generator>
    <dc:date>2012-10-29T10:40:58</dc:date>
    <meta:document-statistic meta:table-count="1" meta:image-count="0" meta:object-count="0" meta:page-count="1" meta:paragraph-count="61" meta:word-count="172" meta:character-count="1470" meta:non-whitespace-character-count="135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